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Calibri" svg:font-family="Calibri, 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" style:family="text">
      <style:text-properties fo:font-size="16pt" fo:font-style="italic" fo:font-weight="bold" officeooo:rsid="0001c89e" style:font-size-asian="16pt" style:font-style-asian="italic" style:font-weight-asian="bold" style:font-size-complex="16pt" style:font-style-complex="italic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Rules and Regulations :</text:span></text:p>
      <text:p text:style-name="Standard"><text:span text:style-name="T1">1. Teams must register before last date 20th Dec, 2017. The date will not be extended under any circumstances. </text:span></text:p>
      <text:p text:style-name="Standard"><text:span text:style-name="T1">2. A team must comprise of at least 2 </text:span><text:span text:style-name="T2">and a maximum of 4</text:span><text:span text:style-name="T1"> members. <text:s/></text:span></text:p>
      <text:p text:style-name="Standard"><text:span text:style-name="T1">3. Teams must strictly adhere to the registration rules set by the organisers violation of which leads to cancellation of registration. </text:span></text:p>
      <text:p text:style-name="Standard"><text:span text:style-name="T1">4. A team should enroll for any one trek. </text:span></text:p>
      <text:p text:style-name="Standard"><text:span text:style-name="T1">The place of interest of treks may or may not be pre-designated by organisers </text:span><text:span text:style-name="T2">i.e. they can be </text:span><text:span text:style-name="T1">chosen by participants themselves. </text:span></text:p>
      <text:p text:style-name="Standard"><text:span text:style-name="T1">*5. At least 3 day stay at the place of trek is mandatory.* </text:span></text:p>
      <text:p text:style-name="Standard"><text:span text:style-name="T1">6. The result of trek will comprise of 2 parts </text:span></text:p>
      <text:p text:style-name="P1">The report of trek (Part A) <text:s/>should be submitted online. </text:p>
      <text:p text:style-name="Standard"><text:span text:style-name="T1">7. Documentation guidelines must strictly followed. For mor</text:span><text:span text:style-name="T2">e</text:span><text:span text:style-name="T1"> details, visit http://teamc18.com.</text:span></text:p>
      <text:p text:style-name="Standard"><text:span text:style-name="T1">8. Plagiarism or submission of copyrighted content <text:s/>or content containing viruses or disabling devices or harmful codes is strictly prohibited. </text:span></text:p>
      <text:p text:style-name="Standard"><text:soft-page-break/><text:span text:style-name="T1">9. Three best entries will be given Best Reporting Award. Decision of organisers is final and binding. </text:span></text:p>
      <text:p text:style-name="Standard"><text:span text:style-name="T1">10. Teams will begin second part of paper, <text:s/>part B ( for more details, visit http://teamc18.com) , and will be invited to be a part of HACKEAM 2018 during 30-31 Jan. </text:span></text:p>
      <text:p text:style-name="Standard"><text:span text:style-name="T1">Best 3 teams will be selected for Best Tech Award. </text:span></text:p>
      <text:p text:style-name="Standard"><text:span text:style-name="T1">11. Last date for completion and submission of paper(both part A and part B) <text:s/>is 10th Feb, 2018. Late entries will not be entertained. </text:span></text:p>
      <text:p text:style-name="Standard"><text:span text:style-name="T1">12. Atleast one member of each team will have to register for TeamC 2018 <text:s/>to present their paper. </text:span></text:p>
      <text:p text:style-name="Standard"><text:span text:style-name="T1">Best Paper Award in Hackathon category will be awarded to the best paper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Calibri" svg:font-family="Calibri, 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, Calibri" style:font-family-generic="swiss" style:font-pitch="variable" fo:font-size="11pt" fo:language="en" fo:country="US" style:font-name-asian="SimSun" style:font-family-asian="SimSun, 宋体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>
      <style:text-properties style:font-name="Calibri" fo:font-family="Calibri, Calibri" style:font-family-generic="swiss" style:font-pitch="variable" style:font-name-asian="SimSun" style:font-family-asian="SimSun, 宋体" style:font-pitch-asian="variable" style:font-name-complex="Times New Roman" style:font-family-complex="'Times New Roman', 'Times New Roman'" style:font-family-generic-complex="roman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landscape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8:02:10.688236885</meta:creation-date>
    <dc:date>2017-12-06T18:04:21.645682670</dc:date>
    <meta:editing-duration>PT19M41S</meta:editing-duration>
    <meta:editing-cycles>1</meta:editing-cycles>
    <meta:document-statistic meta:table-count="0" meta:image-count="0" meta:object-count="0" meta:page-count="2" meta:paragraph-count="17" meta:word-count="267" meta:character-count="1539" meta:non-whitespace-character-count="1268"/>
    <meta:generator>LibreOffice/5.1.6.2$Linux_X86_64 LibreOffice_project/10m0$Build-2</meta:generator>
  </office:meta>
</office:document-meta>
</file>